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 office:value-type="string">
            <text:p>P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/>
          <table:table-cell table:formula="of:=AVERAGE([.J3:.J20])" office:value-type="float" office:value="0.0469605719234884">
            <text:p>0,0470</text:p>
          </table:table-cell>
          <table:table-cell table:number-columns-repeated="2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5072">
            <text:p>-0,5072</text:p>
          </table:table-cell>
          <table:table-cell office:value-type="float" office:value="0.2686">
            <text:p>0,2686</text:p>
          </table:table-cell>
          <table:table-cell office:value-type="float" office:value="0.0247">
            <text:p>0,0247</text:p>
          </table:table-cell>
          <table:table-cell table:formula="of:=[.I3]/ABS([.G3])" office:value-type="float" office:value="0.048698738170347">
            <text:p>0,0487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7263">
            <text:p>-0,7263</text:p>
          </table:table-cell>
          <table:table-cell office:value-type="float" office:value="0.1572">
            <text:p>0,1572</text:p>
          </table:table-cell>
          <table:table-cell office:value-type="float" office:value="0.0341">
            <text:p>0,0341</text:p>
          </table:table-cell>
          <table:table-cell table:formula="of:=[.I4]/ABS([.G4])" office:value-type="float" office:value="0.046950296020928">
            <text:p>0,0470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945">
            <text:p>-0,9450</text:p>
          </table:table-cell>
          <table:table-cell office:value-type="float" office:value="0.1167">
            <text:p>0,1167</text:p>
          </table:table-cell>
          <table:table-cell office:value-type="float" office:value="0.0448">
            <text:p>0,0448</text:p>
          </table:table-cell>
          <table:table-cell table:formula="of:=[.I5]/ABS([.G5])" office:value-type="float" office:value="0.0474074074074074">
            <text:p>0,0474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9497">
            <text:p>-0,9497</text:p>
          </table:table-cell>
          <table:table-cell office:value-type="float" office:value="0.101">
            <text:p>0,1010</text:p>
          </table:table-cell>
          <table:table-cell office:value-type="float" office:value="0.0444">
            <text:p>0,0444</text:p>
          </table:table-cell>
          <table:table-cell table:formula="of:=[.I6]/ABS([.G6])" office:value-type="float" office:value="0.0467516057702432">
            <text:p>0,046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8864">
            <text:p>-0,8864</text:p>
          </table:table-cell>
          <table:table-cell office:value-type="float" office:value="0.0918">
            <text:p>0,0918</text:p>
          </table:table-cell>
          <table:table-cell office:value-type="float" office:value="0.0418">
            <text:p>0,0418</text:p>
          </table:table-cell>
          <table:table-cell table:formula="of:=[.I7]/ABS([.G7])" office:value-type="float" office:value="0.0471570397111913">
            <text:p>0,047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1.0869">
            <text:p>-1,0869</text:p>
          </table:table-cell>
          <table:table-cell office:value-type="float" office:value="0.0831">
            <text:p>0,0831</text:p>
          </table:table-cell>
          <table:table-cell office:value-type="float" office:value="0.0503">
            <text:p>0,0503</text:p>
          </table:table-cell>
          <table:table-cell table:formula="of:=[.I8]/ABS([.G8])" office:value-type="float" office:value="0.0462784064771368">
            <text:p>0,0463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1.0416">
            <text:p>-1,0416</text:p>
          </table:table-cell>
          <table:table-cell office:value-type="float" office:value="0.0976">
            <text:p>0,0976</text:p>
          </table:table-cell>
          <table:table-cell office:value-type="float" office:value="0.053">
            <text:p>0,0530</text:p>
          </table:table-cell>
          <table:table-cell table:formula="of:=[.I9]/ABS([.G9])" office:value-type="float" office:value="0.0508832565284178">
            <text:p>0,0509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9824">
            <text:p>-0,9824</text:p>
          </table:table-cell>
          <table:table-cell office:value-type="float" office:value="0.0854">
            <text:p>0,0854</text:p>
          </table:table-cell>
          <table:table-cell office:value-type="float" office:value="0.045">
            <text:p>0,0450</text:p>
          </table:table-cell>
          <table:table-cell table:formula="of:=[.I10]/ABS([.G10])" office:value-type="float" office:value="0.0458061889250814">
            <text:p>0,045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8745">
            <text:p>-0,8745</text:p>
          </table:table-cell>
          <table:table-cell office:value-type="float" office:value="0.0798">
            <text:p>0,0798</text:p>
          </table:table-cell>
          <table:table-cell office:value-type="float" office:value="0.0404">
            <text:p>0,0404</text:p>
          </table:table-cell>
          <table:table-cell table:formula="of:=[.I11]/ABS([.G11])" office:value-type="float" office:value="0.0461978273299028">
            <text:p>0,046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9345">
            <text:p>-0,9345</text:p>
          </table:table-cell>
          <table:table-cell office:value-type="float" office:value="0.077">
            <text:p>0,0770</text:p>
          </table:table-cell>
          <table:table-cell office:value-type="float" office:value="0.044">
            <text:p>0,0440</text:p>
          </table:table-cell>
          <table:table-cell table:formula="of:=[.I12]/ABS([.G12])" office:value-type="float" office:value="0.0470840021401819">
            <text:p>0,047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7922">
            <text:p>-0,7922</text:p>
          </table:table-cell>
          <table:table-cell office:value-type="float" office:value="0.0746">
            <text:p>0,0746</text:p>
          </table:table-cell>
          <table:table-cell office:value-type="float" office:value="0.0365">
            <text:p>0,0365</text:p>
          </table:table-cell>
          <table:table-cell table:formula="of:=[.I13]/ABS([.G13])" office:value-type="float" office:value="0.0460742236808887">
            <text:p>0,046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979">
            <text:p>-0,9790</text:p>
          </table:table-cell>
          <table:table-cell office:value-type="float" office:value="0.0733">
            <text:p>0,0733</text:p>
          </table:table-cell>
          <table:table-cell office:value-type="float" office:value="0.0458">
            <text:p>0,0458</text:p>
          </table:table-cell>
          <table:table-cell table:formula="of:=[.I14]/ABS([.G14])" office:value-type="float" office:value="0.046782431052094">
            <text:p>0,046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8013">
            <text:p>-0,8013</text:p>
          </table:table-cell>
          <table:table-cell office:value-type="float" office:value="0.0739">
            <text:p>0,0739</text:p>
          </table:table-cell>
          <table:table-cell office:value-type="float" office:value="0.0374">
            <text:p>0,0374</text:p>
          </table:table-cell>
          <table:table-cell table:formula="of:=[.I15]/ABS([.G15])" office:value-type="float" office:value="0.0466741544989392">
            <text:p>0,0467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8702">
            <text:p>-0,8702</text:p>
          </table:table-cell>
          <table:table-cell office:value-type="float" office:value="0.0768">
            <text:p>0,0768</text:p>
          </table:table-cell>
          <table:table-cell office:value-type="float" office:value="0.0402">
            <text:p>0,0402</text:p>
          </table:table-cell>
          <table:table-cell table:formula="of:=[.I16]/ABS([.G16])" office:value-type="float" office:value="0.0461962767179959">
            <text:p>0,046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7545">
            <text:p>-0,7545</text:p>
          </table:table-cell>
          <table:table-cell office:value-type="float" office:value="0.0791">
            <text:p>0,0791</text:p>
          </table:table-cell>
          <table:table-cell office:value-type="float" office:value="0.0356">
            <text:p>0,0356</text:p>
          </table:table-cell>
          <table:table-cell table:formula="of:=[.I17]/ABS([.G17])" office:value-type="float" office:value="0.0471835652750166">
            <text:p>0,047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6377">
            <text:p>-0,6377</text:p>
          </table:table-cell>
          <table:table-cell office:value-type="float" office:value="0.0813">
            <text:p>0,0813</text:p>
          </table:table-cell>
          <table:table-cell office:value-type="float" office:value="0.0294">
            <text:p>0,0294</text:p>
          </table:table-cell>
          <table:table-cell table:formula="of:=[.I18]/ABS([.G18])" office:value-type="float" office:value="0.0461031833150384">
            <text:p>0,046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4692">
            <text:p>-0,4692</text:p>
          </table:table-cell>
          <table:table-cell office:value-type="float" office:value="0.0848">
            <text:p>0,0848</text:p>
          </table:table-cell>
          <table:table-cell office:value-type="float" office:value="0.0214">
            <text:p>0,0214</text:p>
          </table:table-cell>
          <table:table-cell table:formula="of:=[.I19]/ABS([.G19])" office:value-type="float" office:value="0.0456095481670929">
            <text:p>0,0456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3709">
            <text:p>-0,3709</text:p>
          </table:table-cell>
          <table:table-cell office:value-type="float" office:value="0.1208">
            <text:p>0,1208</text:p>
          </table:table-cell>
          <table:table-cell office:value-type="float" office:value="0.0176">
            <text:p>0,0176</text:p>
          </table:table-cell>
          <table:table-cell table:formula="of:=[.I20]/ABS([.G20])" office:value-type="float" office:value="0.0474521434348881">
            <text:p>0,0475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5"/>
          <table:table-cell table:style-name="ce1" table:formula="of:=[.C40]" office:value-type="float" office:value="715.605">
            <text:p>715,61</text:p>
          </table:table-cell>
          <table:table-cell/>
          <table:table-cell table:formula="of:=AVERAGE([.J23:.J42])" office:value-type="float" office:value="0.0501208545179717">
            <text:p>0,0501</text:p>
          </table:table-cell>
          <table:table-cell/>
          <table:table-cell table:style-name="Default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751">
            <text:p>-0,3751</text:p>
          </table:table-cell>
          <table:table-cell office:value-type="float" office:value="0.2624">
            <text:p>0,2624</text:p>
          </table:table-cell>
          <table:table-cell office:value-type="float" office:value="0.0177">
            <text:p>0,0177</text:p>
          </table:table-cell>
          <table:table-cell table:formula="of:=[.I23]/ABS([.G23])" office:value-type="float" office:value="0.047187416688883">
            <text:p>0,047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5045">
            <text:p>-0,5045</text:p>
          </table:table-cell>
          <table:table-cell office:value-type="float" office:value="0.1555">
            <text:p>0,1555</text:p>
          </table:table-cell>
          <table:table-cell office:value-type="float" office:value="0.0239">
            <text:p>0,0239</text:p>
          </table:table-cell>
          <table:table-cell table:formula="of:=[.I24]/ABS([.G24])" office:value-type="float" office:value="0.0473736372646184">
            <text:p>0,047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8144">
            <text:p>-0,8144</text:p>
          </table:table-cell>
          <table:table-cell office:value-type="float" office:value="0.1155">
            <text:p>0,1155</text:p>
          </table:table-cell>
          <table:table-cell office:value-type="float" office:value="0.0383">
            <text:p>0,0383</text:p>
          </table:table-cell>
          <table:table-cell table:formula="of:=[.I25]/ABS([.G25])" office:value-type="float" office:value="0.0470284872298625">
            <text:p>0,0470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6776">
            <text:p>-0,6776</text:p>
          </table:table-cell>
          <table:table-cell office:value-type="float" office:value="0.1071">
            <text:p>0,1071</text:p>
          </table:table-cell>
          <table:table-cell office:value-type="float" office:value="0.0315">
            <text:p>0,0315</text:p>
          </table:table-cell>
          <table:table-cell table:formula="of:=[.I26]/ABS([.G26])" office:value-type="float" office:value="0.0464876033057851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8322">
            <text:p>-0,8322</text:p>
          </table:table-cell>
          <table:table-cell office:value-type="float" office:value="0.0962">
            <text:p>0,0962</text:p>
          </table:table-cell>
          <table:table-cell office:value-type="float" office:value="0.0395">
            <text:p>0,0395</text:p>
          </table:table-cell>
          <table:table-cell table:formula="of:=[.I27]/ABS([.G27])" office:value-type="float" office:value="0.047464551790435">
            <text:p>0,047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8687">
            <text:p>-0,8687</text:p>
          </table:table-cell>
          <table:table-cell office:value-type="float" office:value="0.0882">
            <text:p>0,0882</text:p>
          </table:table-cell>
          <table:table-cell office:value-type="float" office:value="0.0403">
            <text:p>0,0403</text:p>
          </table:table-cell>
          <table:table-cell table:formula="of:=[.I28]/ABS([.G28])" office:value-type="float" office:value="0.0463911592034074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8003">
            <text:p>-0,8003</text:p>
          </table:table-cell>
          <table:table-cell office:value-type="float" office:value="0.1089">
            <text:p>0,1089</text:p>
          </table:table-cell>
          <table:table-cell office:value-type="float" office:value="0.0407">
            <text:p>0,0407</text:p>
          </table:table-cell>
          <table:table-cell table:formula="of:=[.I29]/ABS([.G29])" office:value-type="float" office:value="0.050855929026615">
            <text:p>0,0509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8965">
            <text:p>-0,8965</text:p>
          </table:table-cell>
          <table:table-cell office:value-type="float" office:value="0.0954">
            <text:p>0,0954</text:p>
          </table:table-cell>
          <table:table-cell office:value-type="float" office:value="0.0417">
            <text:p>0,0417</text:p>
          </table:table-cell>
          <table:table-cell table:formula="of:=[.I30]/ABS([.G30])" office:value-type="float" office:value="0.0465142219743447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8973">
            <text:p>-0,8973</text:p>
          </table:table-cell>
          <table:table-cell office:value-type="float" office:value="0.0875">
            <text:p>0,0875</text:p>
          </table:table-cell>
          <table:table-cell office:value-type="float" office:value="0.0409">
            <text:p>0,0409</text:p>
          </table:table-cell>
          <table:table-cell table:formula="of:=[.I31]/ABS([.G31])" office:value-type="float" office:value="0.0455811880084698">
            <text:p>0,0456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7101">
            <text:p>-0,7101</text:p>
          </table:table-cell>
          <table:table-cell office:value-type="float" office:value="0.0827">
            <text:p>0,0827</text:p>
          </table:table-cell>
          <table:table-cell office:value-type="float" office:value="0.0331">
            <text:p>0,0331</text:p>
          </table:table-cell>
          <table:table-cell table:formula="of:=[.I32]/ABS([.G32])" office:value-type="float" office:value="0.0466131530770314">
            <text:p>0,0466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8998">
            <text:p>-0,8998</text:p>
          </table:table-cell>
          <table:table-cell office:value-type="float" office:value="0.08">
            <text:p>0,0800</text:p>
          </table:table-cell>
          <table:table-cell office:value-type="float" office:value="0.0416">
            <text:p>0,0416</text:p>
          </table:table-cell>
          <table:table-cell table:formula="of:=[.I33]/ABS([.G33])" office:value-type="float" office:value="0.0462324961102467">
            <text:p>0,046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7176">
            <text:p>-0,7176</text:p>
          </table:table-cell>
          <table:table-cell office:value-type="float" office:value="0.0768">
            <text:p>0,0768</text:p>
          </table:table-cell>
          <table:table-cell office:value-type="float" office:value="0.0334">
            <text:p>0,0334</text:p>
          </table:table-cell>
          <table:table-cell table:formula="of:=[.I34]/ABS([.G34])" office:value-type="float" office:value="0.0465440356744705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717">
            <text:p>-0,7170</text:p>
          </table:table-cell>
          <table:table-cell office:value-type="float" office:value="0.0767">
            <text:p>0,0767</text:p>
          </table:table-cell>
          <table:table-cell office:value-type="float" office:value="0.0333">
            <text:p>0,0333</text:p>
          </table:table-cell>
          <table:table-cell table:formula="of:=[.I35]/ABS([.G35])" office:value-type="float" office:value="0.0464435146443515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6467">
            <text:p>-0,6467</text:p>
          </table:table-cell>
          <table:table-cell office:value-type="float" office:value="0.0804">
            <text:p>0,0804</text:p>
          </table:table-cell>
          <table:table-cell office:value-type="float" office:value="0.03">
            <text:p>0,0300</text:p>
          </table:table-cell>
          <table:table-cell table:formula="of:=[.I36]/ABS([.G36])" office:value-type="float" office:value="0.0463893613731251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5914">
            <text:p>-0,5914</text:p>
          </table:table-cell>
          <table:table-cell office:value-type="float" office:value="0.0818">
            <text:p>0,0818</text:p>
          </table:table-cell>
          <table:table-cell office:value-type="float" office:value="0.0276">
            <text:p>0,0276</text:p>
          </table:table-cell>
          <table:table-cell table:formula="of:=[.I37]/ABS([.G37])" office:value-type="float" office:value="0.0466689212039229">
            <text:p>0,0467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5416">
            <text:p>-0,5416</text:p>
          </table:table-cell>
          <table:table-cell office:value-type="float" office:value="0.0844">
            <text:p>0,0844</text:p>
          </table:table-cell>
          <table:table-cell office:value-type="float" office:value="0.0251">
            <text:p>0,0251</text:p>
          </table:table-cell>
          <table:table-cell table:formula="of:=[.I38]/ABS([.G38])" office:value-type="float" office:value="0.0463441654357459">
            <text:p>0,0463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5185">
            <text:p>-0,5185</text:p>
          </table:table-cell>
          <table:table-cell office:value-type="float" office:value="0.0908">
            <text:p>0,0908</text:p>
          </table:table-cell>
          <table:table-cell office:value-type="float" office:value="0.024">
            <text:p>0,0240</text:p>
          </table:table-cell>
          <table:table-cell table:formula="of:=[.I39]/ABS([.G39])" office:value-type="float" office:value="0.0462873674059788">
            <text:p>0,0463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2855">
            <text:p>-0,2855</text:p>
          </table:table-cell>
          <table:table-cell office:value-type="float" office:value="0.104">
            <text:p>0,1040</text:p>
          </table:table-cell>
          <table:table-cell office:value-type="float" office:value="0.0132">
            <text:p>0,0132</text:p>
          </table:table-cell>
          <table:table-cell table:formula="of:=[.I40]/ABS([.G40])" office:value-type="float" office:value="0.0462346760070052">
            <text:p>0,046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839">
            <text:p>-0,0839</text:p>
          </table:table-cell>
          <table:table-cell office:value-type="float" office:value="0.2081">
            <text:p>0,2081</text:p>
          </table:table-cell>
          <table:table-cell office:value-type="float" office:value="0.0092">
            <text:p>0,0092</text:p>
          </table:table-cell>
          <table:table-cell table:formula="of:=[.I41]/ABS([.G41])" office:value-type="float" office:value="0.109654350417163">
            <text:p>0,1097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5"/>
          <table:table-cell table:style-name="ce1" table:formula="of:=[.C61]" office:value-type="float" office:value="749.94">
            <text:p>749,94</text:p>
          </table:table-cell>
          <table:table-cell/>
          <table:table-cell table:formula="of:=AVERAGE([.J44:.J63])" office:value-type="float" office:value="0.0476347481090165">
            <text:p>0,0476</text:p>
          </table:table-cell>
          <table:table-cell table:number-columns-repeated="2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407">
            <text:p>-0,3407</text:p>
          </table:table-cell>
          <table:table-cell office:value-type="float" office:value="0.1566">
            <text:p>0,1566</text:p>
          </table:table-cell>
          <table:table-cell office:value-type="float" office:value="0.0157">
            <text:p>0,0157</text:p>
          </table:table-cell>
          <table:table-cell table:formula="of:=[.I44]/ABS([.G44])" office:value-type="float" office:value="0.0460815967126504">
            <text:p>0,0461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4708">
            <text:p>-0,4708</text:p>
          </table:table-cell>
          <table:table-cell office:value-type="float" office:value="0.095">
            <text:p>0,0950</text:p>
          </table:table-cell>
          <table:table-cell office:value-type="float" office:value="0.0222">
            <text:p>0,0222</text:p>
          </table:table-cell>
          <table:table-cell table:formula="of:=[.I45]/ABS([.G45])" office:value-type="float" office:value="0.0471537807986406">
            <text:p>0,0472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3904">
            <text:p>-0,3904</text:p>
          </table:table-cell>
          <table:table-cell office:value-type="float" office:value="0.0714">
            <text:p>0,0714</text:p>
          </table:table-cell>
          <table:table-cell office:value-type="float" office:value="0.0183">
            <text:p>0,0183</text:p>
          </table:table-cell>
          <table:table-cell table:formula="of:=[.I46]/ABS([.G46])" office:value-type="float" office:value="0.046875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644">
            <text:p>-0,6440</text:p>
          </table:table-cell>
          <table:table-cell office:value-type="float" office:value="0.0679">
            <text:p>0,0679</text:p>
          </table:table-cell>
          <table:table-cell office:value-type="float" office:value="0.0299">
            <text:p>0,0299</text:p>
          </table:table-cell>
          <table:table-cell table:formula="of:=[.I47]/ABS([.G47])" office:value-type="float" office:value="0.0464285714285714">
            <text:p>0,046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5725">
            <text:p>-0,5725</text:p>
          </table:table-cell>
          <table:table-cell office:value-type="float" office:value="0.0616">
            <text:p>0,0616</text:p>
          </table:table-cell>
          <table:table-cell office:value-type="float" office:value="0.0272">
            <text:p>0,0272</text:p>
          </table:table-cell>
          <table:table-cell table:formula="of:=[.I48]/ABS([.G48])" office:value-type="float" office:value="0.0475109170305677">
            <text:p>0,0475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6328">
            <text:p>-0,6328</text:p>
          </table:table-cell>
          <table:table-cell office:value-type="float" office:value="0.0575">
            <text:p>0,0575</text:p>
          </table:table-cell>
          <table:table-cell office:value-type="float" office:value="0.0291">
            <text:p>0,0291</text:p>
          </table:table-cell>
          <table:table-cell table:formula="of:=[.I49]/ABS([.G49])" office:value-type="float" office:value="0.0459860935524652">
            <text:p>0,046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6491">
            <text:p>-0,6491</text:p>
          </table:table-cell>
          <table:table-cell office:value-type="float" office:value="0.0665">
            <text:p>0,0665</text:p>
          </table:table-cell>
          <table:table-cell office:value-type="float" office:value="0.0327">
            <text:p>0,0327</text:p>
          </table:table-cell>
          <table:table-cell table:formula="of:=[.I50]/ABS([.G50])" office:value-type="float" office:value="0.0503774456940379">
            <text:p>0,050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6894">
            <text:p>-0,6894</text:p>
          </table:table-cell>
          <table:table-cell office:value-type="float" office:value="0.064">
            <text:p>0,0640</text:p>
          </table:table-cell>
          <table:table-cell office:value-type="float" office:value="0.0323">
            <text:p>0,0323</text:p>
          </table:table-cell>
          <table:table-cell table:formula="of:=[.I51]/ABS([.G51])" office:value-type="float" office:value="0.0468523353640847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601">
            <text:p>-0,6010</text:p>
          </table:table-cell>
          <table:table-cell office:value-type="float" office:value="0.0571">
            <text:p>0,0571</text:p>
          </table:table-cell>
          <table:table-cell office:value-type="float" office:value="0.0276">
            <text:p>0,0276</text:p>
          </table:table-cell>
          <table:table-cell table:formula="of:=[.I52]/ABS([.G52])" office:value-type="float" office:value="0.0459234608985025">
            <text:p>0,045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6209">
            <text:p>-0,6209</text:p>
          </table:table-cell>
          <table:table-cell office:value-type="float" office:value="0.055">
            <text:p>0,0550</text:p>
          </table:table-cell>
          <table:table-cell office:value-type="float" office:value="0.0294">
            <text:p>0,0294</text:p>
          </table:table-cell>
          <table:table-cell table:formula="of:=[.I53]/ABS([.G53])" office:value-type="float" office:value="0.0473506200676438">
            <text:p>0,047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6909">
            <text:p>-0,6909</text:p>
          </table:table-cell>
          <table:table-cell office:value-type="float" office:value="0.0531">
            <text:p>0,0531</text:p>
          </table:table-cell>
          <table:table-cell office:value-type="float" office:value="0.0323">
            <text:p>0,0323</text:p>
          </table:table-cell>
          <table:table-cell table:formula="of:=[.I54]/ABS([.G54])" office:value-type="float" office:value="0.0467506151396729">
            <text:p>0,0468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6079">
            <text:p>-0,6079</text:p>
          </table:table-cell>
          <table:table-cell office:value-type="float" office:value="0.0514">
            <text:p>0,0514</text:p>
          </table:table-cell>
          <table:table-cell office:value-type="float" office:value="0.0283">
            <text:p>0,0283</text:p>
          </table:table-cell>
          <table:table-cell table:formula="of:=[.I55]/ABS([.G55])" office:value-type="float" office:value="0.0465537094916927">
            <text:p>0,0466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5394">
            <text:p>-0,5394</text:p>
          </table:table-cell>
          <table:table-cell office:value-type="float" office:value="0.0514">
            <text:p>0,0514</text:p>
          </table:table-cell>
          <table:table-cell office:value-type="float" office:value="0.0253">
            <text:p>0,0253</text:p>
          </table:table-cell>
          <table:table-cell table:formula="of:=[.I56]/ABS([.G56])" office:value-type="float" office:value="0.0469039673711531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4392">
            <text:p>-0,4392</text:p>
          </table:table-cell>
          <table:table-cell office:value-type="float" office:value="0.0529">
            <text:p>0,0529</text:p>
          </table:table-cell>
          <table:table-cell office:value-type="float" office:value="0.0203">
            <text:p>0,0203</text:p>
          </table:table-cell>
          <table:table-cell table:formula="of:=[.I57]/ABS([.G57])" office:value-type="float" office:value="0.0462204007285975">
            <text:p>0,0462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5237">
            <text:p>-0,5237</text:p>
          </table:table-cell>
          <table:table-cell office:value-type="float" office:value="0.0525">
            <text:p>0,0525</text:p>
          </table:table-cell>
          <table:table-cell office:value-type="float" office:value="0.0246">
            <text:p>0,0246</text:p>
          </table:table-cell>
          <table:table-cell table:formula="of:=[.I58]/ABS([.G58])" office:value-type="float" office:value="0.0469734580866909">
            <text:p>0,047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3495">
            <text:p>-0,3495</text:p>
          </table:table-cell>
          <table:table-cell office:value-type="float" office:value="0.0537">
            <text:p>0,0537</text:p>
          </table:table-cell>
          <table:table-cell office:value-type="float" office:value="0.0162">
            <text:p>0,0162</text:p>
          </table:table-cell>
          <table:table-cell table:formula="of:=[.I59]/ABS([.G59])" office:value-type="float" office:value="0.0463519313304721">
            <text:p>0,046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2776">
            <text:p>-0,2776</text:p>
          </table:table-cell>
          <table:table-cell office:value-type="float" office:value="0.0567">
            <text:p>0,0567</text:p>
          </table:table-cell>
          <table:table-cell office:value-type="float" office:value="0.0129">
            <text:p>0,0129</text:p>
          </table:table-cell>
          <table:table-cell table:formula="of:=[.I60]/ABS([.G60])" office:value-type="float" office:value="0.0464697406340058">
            <text:p>0,0465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2585">
            <text:p>-0,2585</text:p>
          </table:table-cell>
          <table:table-cell office:value-type="float" office:value="0.0608">
            <text:p>0,0608</text:p>
          </table:table-cell>
          <table:table-cell office:value-type="float" office:value="0.0119">
            <text:p>0,0119</text:p>
          </table:table-cell>
          <table:table-cell table:formula="of:=[.I61]/ABS([.G61])" office:value-type="float" office:value="0.0460348162475822">
            <text:p>0,046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787">
            <text:p>-0,0787</text:p>
          </table:table-cell>
          <table:table-cell office:value-type="float" office:value="0.0966">
            <text:p>0,0966</text:p>
          </table:table-cell>
          <table:table-cell office:value-type="float" office:value="0.0049">
            <text:p>0,0049</text:p>
          </table:table-cell>
          <table:table-cell table:formula="of:=[.I62]/ABS([.G62])" office:value-type="float" office:value="0.0622617534942821">
            <text:p>0,062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1" table:formula="of:=[.C82]" office:value-type="float" office:value="783.42">
            <text:p>783,42</text:p>
          </table:table-cell>
          <table:table-cell/>
          <table:table-cell table:formula="of:=AVERAGE([.J65:.J84])" office:value-type="float" office:value="0.0530403640783714">
            <text:p>0,0530</text:p>
          </table:table-cell>
          <table:table-cell table:number-columns-repeated="2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926">
            <text:p>-0,3926</text:p>
          </table:table-cell>
          <table:table-cell office:value-type="float" office:value="0.1429">
            <text:p>0,1429</text:p>
          </table:table-cell>
          <table:table-cell office:value-type="float" office:value="0.0178">
            <text:p>0,0178</text:p>
          </table:table-cell>
          <table:table-cell table:formula="of:=[.I65]/ABS([.G65])" office:value-type="float" office:value="0.0453387671930718">
            <text:p>0,045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4065">
            <text:p>-0,4065</text:p>
          </table:table-cell>
          <table:table-cell office:value-type="float" office:value="0.0926">
            <text:p>0,0926</text:p>
          </table:table-cell>
          <table:table-cell office:value-type="float" office:value="0.0189">
            <text:p>0,0189</text:p>
          </table:table-cell>
          <table:table-cell table:formula="of:=[.I66]/ABS([.G66])" office:value-type="float" office:value="0.0464944649446494">
            <text:p>0,0465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405">
            <text:p>-0,4050</text:p>
          </table:table-cell>
          <table:table-cell office:value-type="float" office:value="0.0694">
            <text:p>0,0694</text:p>
          </table:table-cell>
          <table:table-cell office:value-type="float" office:value="0.0189">
            <text:p>0,0189</text:p>
          </table:table-cell>
          <table:table-cell table:formula="of:=[.I67]/ABS([.G67])" office:value-type="float" office:value="0.0466666666666667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4829">
            <text:p>-0,4829</text:p>
          </table:table-cell>
          <table:table-cell office:value-type="float" office:value="0.0661">
            <text:p>0,0661</text:p>
          </table:table-cell>
          <table:table-cell office:value-type="float" office:value="0.0225">
            <text:p>0,0225</text:p>
          </table:table-cell>
          <table:table-cell table:formula="of:=[.I68]/ABS([.G68])" office:value-type="float" office:value="0.0465934976185546">
            <text:p>0,046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3845">
            <text:p>-0,3845</text:p>
          </table:table-cell>
          <table:table-cell office:value-type="float" office:value="0.0606">
            <text:p>0,0606</text:p>
          </table:table-cell>
          <table:table-cell office:value-type="float" office:value="0.0183">
            <text:p>0,0183</text:p>
          </table:table-cell>
          <table:table-cell table:formula="of:=[.I69]/ABS([.G69])" office:value-type="float" office:value="0.047594278283485">
            <text:p>0,047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3593">
            <text:p>-0,3593</text:p>
          </table:table-cell>
          <table:table-cell office:value-type="float" office:value="0.0611">
            <text:p>0,0611</text:p>
          </table:table-cell>
          <table:table-cell office:value-type="float" office:value="0.0169">
            <text:p>0,0169</text:p>
          </table:table-cell>
          <table:table-cell table:formula="of:=[.I70]/ABS([.G70])" office:value-type="float" office:value="0.0470359031450042">
            <text:p>0,0470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4497">
            <text:p>-0,4497</text:p>
          </table:table-cell>
          <table:table-cell office:value-type="float" office:value="0.0682">
            <text:p>0,0682</text:p>
          </table:table-cell>
          <table:table-cell office:value-type="float" office:value="0.0231">
            <text:p>0,0231</text:p>
          </table:table-cell>
          <table:table-cell table:formula="of:=[.I71]/ABS([.G71])" office:value-type="float" office:value="0.0513675783855904">
            <text:p>0,051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4677">
            <text:p>-0,4677</text:p>
          </table:table-cell>
          <table:table-cell office:value-type="float" office:value="0.0671">
            <text:p>0,0671</text:p>
          </table:table-cell>
          <table:table-cell office:value-type="float" office:value="0.0217">
            <text:p>0,0217</text:p>
          </table:table-cell>
          <table:table-cell table:formula="of:=[.I72]/ABS([.G72])" office:value-type="float" office:value="0.0463972632029078">
            <text:p>0,046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4445">
            <text:p>-0,4445</text:p>
          </table:table-cell>
          <table:table-cell office:value-type="float" office:value="0.0604">
            <text:p>0,0604</text:p>
          </table:table-cell>
          <table:table-cell office:value-type="float" office:value="0.0206">
            <text:p>0,0206</text:p>
          </table:table-cell>
          <table:table-cell table:formula="of:=[.I73]/ABS([.G73])" office:value-type="float" office:value="0.0463442069741282">
            <text:p>0,046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5105">
            <text:p>-0,5105</text:p>
          </table:table-cell>
          <table:table-cell office:value-type="float" office:value="0.0591">
            <text:p>0,0591</text:p>
          </table:table-cell>
          <table:table-cell office:value-type="float" office:value="0.0243">
            <text:p>0,0243</text:p>
          </table:table-cell>
          <table:table-cell table:formula="of:=[.I74]/ABS([.G74])" office:value-type="float" office:value="0.0476003917727718">
            <text:p>0,047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4018">
            <text:p>-0,4018</text:p>
          </table:table-cell>
          <table:table-cell office:value-type="float" office:value="0.0555">
            <text:p>0,0555</text:p>
          </table:table-cell>
          <table:table-cell office:value-type="float" office:value="0.0186">
            <text:p>0,0186</text:p>
          </table:table-cell>
          <table:table-cell table:formula="of:=[.I75]/ABS([.G75])" office:value-type="float" office:value="0.04629168740667">
            <text:p>0,046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4451">
            <text:p>-0,4451</text:p>
          </table:table-cell>
          <table:table-cell office:value-type="float" office:value="0.0537">
            <text:p>0,0537</text:p>
          </table:table-cell>
          <table:table-cell office:value-type="float" office:value="0.0208">
            <text:p>0,0208</text:p>
          </table:table-cell>
          <table:table-cell table:formula="of:=[.I76]/ABS([.G76])" office:value-type="float" office:value="0.0467310716692878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5075">
            <text:p>-0,5075</text:p>
          </table:table-cell>
          <table:table-cell office:value-type="float" office:value="0.0543">
            <text:p>0,0543</text:p>
          </table:table-cell>
          <table:table-cell office:value-type="float" office:value="0.0241">
            <text:p>0,0241</text:p>
          </table:table-cell>
          <table:table-cell table:formula="of:=[.I77]/ABS([.G77])" office:value-type="float" office:value="0.047487684729064">
            <text:p>0,0475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3149">
            <text:p>-0,3149</text:p>
          </table:table-cell>
          <table:table-cell office:value-type="float" office:value="0.0555">
            <text:p>0,0555</text:p>
          </table:table-cell>
          <table:table-cell office:value-type="float" office:value="0.0147">
            <text:p>0,0147</text:p>
          </table:table-cell>
          <table:table-cell table:formula="of:=[.I78]/ABS([.G78])" office:value-type="float" office:value="0.0466814861860908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3585">
            <text:p>-0,3585</text:p>
          </table:table-cell>
          <table:table-cell office:value-type="float" office:value="0.0558">
            <text:p>0,0558</text:p>
          </table:table-cell>
          <table:table-cell office:value-type="float" office:value="0.017">
            <text:p>0,0170</text:p>
          </table:table-cell>
          <table:table-cell table:formula="of:=[.I79]/ABS([.G79])" office:value-type="float" office:value="0.0474198047419805">
            <text:p>0,047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2086">
            <text:p>-0,2086</text:p>
          </table:table-cell>
          <table:table-cell office:value-type="float" office:value="0.0574">
            <text:p>0,0574</text:p>
          </table:table-cell>
          <table:table-cell office:value-type="float" office:value="0.0098">
            <text:p>0,0098</text:p>
          </table:table-cell>
          <table:table-cell table:formula="of:=[.I80]/ABS([.G80])" office:value-type="float" office:value="0.0469798657718121">
            <text:p>0,0470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2052">
            <text:p>-0,2052</text:p>
          </table:table-cell>
          <table:table-cell office:value-type="float" office:value="0.0621">
            <text:p>0,0621</text:p>
          </table:table-cell>
          <table:table-cell office:value-type="float" office:value="0.0098">
            <text:p>0,0098</text:p>
          </table:table-cell>
          <table:table-cell table:formula="of:=[.I81]/ABS([.G81])" office:value-type="float" office:value="0.0477582846003899">
            <text:p>0,0478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1546">
            <text:p>-0,1546</text:p>
          </table:table-cell>
          <table:table-cell office:value-type="float" office:value="0.066">
            <text:p>0,0660</text:p>
          </table:table-cell>
          <table:table-cell office:value-type="float" office:value="0.0073">
            <text:p>0,0073</text:p>
          </table:table-cell>
          <table:table-cell table:formula="of:=[.I82]/ABS([.G82])" office:value-type="float" office:value="0.0472186287192756">
            <text:p>0,0472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0334">
            <text:p>0,0334</text:p>
          </table:table-cell>
          <table:table-cell office:value-type="float" office:value="0.0821">
            <text:p>0,0821</text:p>
          </table:table-cell>
          <table:table-cell office:value-type="float" office:value="0.0034">
            <text:p>0,0034</text:p>
          </table:table-cell>
          <table:table-cell table:formula="of:=[.I83]/ABS([.G83])" office:value-type="float" office:value="0.101796407185629">
            <text:p>0,1018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-0.5459">
            <text:p>-0,5459</text:p>
          </table:table-cell>
          <table:table-cell office:value-type="float" office:value="0.3576">
            <text:p>0,3576</text:p>
          </table:table-cell>
          <table:table-cell office:value-type="float" office:value="0.0606">
            <text:p>0,0606</text:p>
          </table:table-cell>
          <table:table-cell table:formula="of:=[.I84]/ABS([.G84])" office:value-type="float" office:value="0.111009342370398">
            <text:p>0,11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1" table:formula="of:=[.C104]" office:value-type="float" office:value="815.92">
            <text:p>815,92</text:p>
          </table:table-cell>
          <table:table-cell/>
          <table:table-cell table:formula="of:=AVERAGE([.J87:.J106])" office:value-type="float" office:value="0.100074835831261">
            <text:p>0,1001</text:p>
          </table:table-cell>
          <table:table-cell table:number-columns-repeated="2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309">
            <text:p>-0,3309</text:p>
          </table:table-cell>
          <table:table-cell office:value-type="float" office:value="0.1374">
            <text:p>0,1374</text:p>
          </table:table-cell>
          <table:table-cell office:value-type="float" office:value="0.015">
            <text:p>0,0150</text:p>
          </table:table-cell>
          <table:table-cell table:formula="of:=[.I87]/ABS([.G87])" office:value-type="float" office:value="0.0453309156844968">
            <text:p>0,0453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3428">
            <text:p>-0,3428</text:p>
          </table:table-cell>
          <table:table-cell office:value-type="float" office:value="0.0841">
            <text:p>0,0841</text:p>
          </table:table-cell>
          <table:table-cell office:value-type="float" office:value="0.016">
            <text:p>0,0160</text:p>
          </table:table-cell>
          <table:table-cell table:formula="of:=[.I88]/ABS([.G88])" office:value-type="float" office:value="0.0466744457409568">
            <text:p>0,0467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3972">
            <text:p>-0,3972</text:p>
          </table:table-cell>
          <table:table-cell office:value-type="float" office:value="0.0644">
            <text:p>0,0644</text:p>
          </table:table-cell>
          <table:table-cell office:value-type="float" office:value="0.0186">
            <text:p>0,0186</text:p>
          </table:table-cell>
          <table:table-cell table:formula="of:=[.I89]/ABS([.G89])" office:value-type="float" office:value="0.0468277945619335">
            <text:p>0,0468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288">
            <text:p>-0,2880</text:p>
          </table:table-cell>
          <table:table-cell office:value-type="float" office:value="0.0599">
            <text:p>0,0599</text:p>
          </table:table-cell>
          <table:table-cell office:value-type="float" office:value="0.0134">
            <text:p>0,0134</text:p>
          </table:table-cell>
          <table:table-cell table:formula="of:=[.I90]/ABS([.G90])" office:value-type="float" office:value="0.0465277777777778">
            <text:p>0,0465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3149">
            <text:p>-0,3149</text:p>
          </table:table-cell>
          <table:table-cell office:value-type="float" office:value="0.0591">
            <text:p>0,0591</text:p>
          </table:table-cell>
          <table:table-cell office:value-type="float" office:value="0.0151">
            <text:p>0,0151</text:p>
          </table:table-cell>
          <table:table-cell table:formula="of:=[.I91]/ABS([.G91])" office:value-type="float" office:value="0.0479517307081613">
            <text:p>0,048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3067">
            <text:p>-0,3067</text:p>
          </table:table-cell>
          <table:table-cell office:value-type="float" office:value="0.0588">
            <text:p>0,0588</text:p>
          </table:table-cell>
          <table:table-cell office:value-type="float" office:value="0.0144">
            <text:p>0,0144</text:p>
          </table:table-cell>
          <table:table-cell table:formula="of:=[.I92]/ABS([.G92])" office:value-type="float" office:value="0.0469514183240952">
            <text:p>0,047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3942">
            <text:p>-0,3942</text:p>
          </table:table-cell>
          <table:table-cell office:value-type="float" office:value="0.0683">
            <text:p>0,0683</text:p>
          </table:table-cell>
          <table:table-cell office:value-type="float" office:value="0.0205">
            <text:p>0,0205</text:p>
          </table:table-cell>
          <table:table-cell table:formula="of:=[.I93]/ABS([.G93])" office:value-type="float" office:value="0.0520040588533739">
            <text:p>0,052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3387">
            <text:p>-0,3387</text:p>
          </table:table-cell>
          <table:table-cell office:value-type="float" office:value="0.0659">
            <text:p>0,0659</text:p>
          </table:table-cell>
          <table:table-cell office:value-type="float" office:value="0.0164">
            <text:p>0,0164</text:p>
          </table:table-cell>
          <table:table-cell table:formula="of:=[.I94]/ABS([.G94])" office:value-type="float" office:value="0.0484204310599351">
            <text:p>0,0484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3163">
            <text:p>-0,3163</text:p>
          </table:table-cell>
          <table:table-cell office:value-type="float" office:value="0.0604">
            <text:p>0,0604</text:p>
          </table:table-cell>
          <table:table-cell office:value-type="float" office:value="0.0146">
            <text:p>0,0146</text:p>
          </table:table-cell>
          <table:table-cell table:formula="of:=[.I95]/ABS([.G95])" office:value-type="float" office:value="0.046158710085362">
            <text:p>0,0462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4534">
            <text:p>-0,4534</text:p>
          </table:table-cell>
          <table:table-cell office:value-type="float" office:value="0.0592">
            <text:p>0,0592</text:p>
          </table:table-cell>
          <table:table-cell office:value-type="float" office:value="0.0217">
            <text:p>0,0217</text:p>
          </table:table-cell>
          <table:table-cell table:formula="of:=[.I96]/ABS([.G96])" office:value-type="float" office:value="0.0478606087340097">
            <text:p>0,0479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2187">
            <text:p>-0,2187</text:p>
          </table:table-cell>
          <table:table-cell office:value-type="float" office:value="0.058">
            <text:p>0,0580</text:p>
          </table:table-cell>
          <table:table-cell office:value-type="float" office:value="0.0103">
            <text:p>0,0103</text:p>
          </table:table-cell>
          <table:table-cell table:formula="of:=[.I97]/ABS([.G97])" office:value-type="float" office:value="0.0470964791952446">
            <text:p>0,047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933">
            <text:p>-0,1933</text:p>
          </table:table-cell>
          <table:table-cell office:value-type="float" office:value="0.057">
            <text:p>0,0570</text:p>
          </table:table-cell>
          <table:table-cell office:value-type="float" office:value="0.0091">
            <text:p>0,0091</text:p>
          </table:table-cell>
          <table:table-cell table:formula="of:=[.I98]/ABS([.G98])" office:value-type="float" office:value="0.0470770822555613">
            <text:p>0,047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2514">
            <text:p>-0,2514</text:p>
          </table:table-cell>
          <table:table-cell office:value-type="float" office:value="0.057">
            <text:p>0,0570</text:p>
          </table:table-cell>
          <table:table-cell office:value-type="float" office:value="0.012">
            <text:p>0,0120</text:p>
          </table:table-cell>
          <table:table-cell table:formula="of:=[.I99]/ABS([.G99])" office:value-type="float" office:value="0.0477326968973747">
            <text:p>0,0477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1845">
            <text:p>-0,1845</text:p>
          </table:table-cell>
          <table:table-cell office:value-type="float" office:value="0.0578">
            <text:p>0,0578</text:p>
          </table:table-cell>
          <table:table-cell office:value-type="float" office:value="0.0087">
            <text:p>0,0087</text:p>
          </table:table-cell>
          <table:table-cell table:formula="of:=[.I100]/ABS([.G100])" office:value-type="float" office:value="0.0471544715447155">
            <text:p>0,0472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558">
            <text:p>-0,2558</text:p>
          </table:table-cell>
          <table:table-cell office:value-type="float" office:value="0.0586">
            <text:p>0,0586</text:p>
          </table:table-cell>
          <table:table-cell office:value-type="float" office:value="0.0123">
            <text:p>0,0123</text:p>
          </table:table-cell>
          <table:table-cell table:formula="of:=[.I101]/ABS([.G101])" office:value-type="float" office:value="0.0480844409695074">
            <text:p>0,048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1003">
            <text:p>-0,1003</text:p>
          </table:table-cell>
          <table:table-cell office:value-type="float" office:value="0.0605">
            <text:p>0,0605</text:p>
          </table:table-cell>
          <table:table-cell office:value-type="float" office:value="0.0049">
            <text:p>0,0049</text:p>
          </table:table-cell>
          <table:table-cell table:formula="of:=[.I102]/ABS([.G102])" office:value-type="float" office:value="0.0488534396809571">
            <text:p>0,0489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0233">
            <text:p>0,0233</text:p>
          </table:table-cell>
          <table:table-cell office:value-type="float" office:value="0.0635">
            <text:p>0,0635</text:p>
          </table:table-cell>
          <table:table-cell office:value-type="float" office:value="0.0026">
            <text:p>0,0026</text:p>
          </table:table-cell>
          <table:table-cell table:formula="of:=[.I103]/ABS([.G103])" office:value-type="float" office:value="0.111587982832618">
            <text:p>0,1116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0026">
            <text:p>-0,0026</text:p>
          </table:table-cell>
          <table:table-cell office:value-type="float" office:value="0.0689">
            <text:p>0,0689</text:p>
          </table:table-cell>
          <table:table-cell office:value-type="float" office:value="0.0026">
            <text:p>0,0026</text:p>
          </table:table-cell>
          <table:table-cell table:formula="of:=[.I104]/ABS([.G104])" office:value-type="float" office:value="1">
            <text:p>1,000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1917">
            <text:p>0,1917</text:p>
          </table:table-cell>
          <table:table-cell office:value-type="float" office:value="0.0822">
            <text:p>0,0822</text:p>
          </table:table-cell>
          <table:table-cell office:value-type="float" office:value="0.0096">
            <text:p>0,0096</text:p>
          </table:table-cell>
          <table:table-cell table:formula="of:=[.I105]/ABS([.G105])" office:value-type="float" office:value="0.0500782472613459">
            <text:p>0,050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2831">
            <text:p>0,2831</text:p>
          </table:table-cell>
          <table:table-cell office:value-type="float" office:value="0.2056">
            <text:p>0,2056</text:p>
          </table:table-cell>
          <table:table-cell office:value-type="float" office:value="0.0224">
            <text:p>0,0224</text:p>
          </table:table-cell>
          <table:table-cell table:formula="of:=[.I106]/ABS([.G106])" office:value-type="float" office:value="0.0791239844577888">
            <text:p>0,079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1" table:formula="of:=[.C126]" office:value-type="float" office:value="850.45">
            <text:p>850,45</text:p>
          </table:table-cell>
          <table:table-cell/>
          <table:table-cell table:formula="of:=AVERAGE([.J109:.J128])" office:value-type="float" office:value="0.0679166811040669">
            <text:p>0,0679</text:p>
          </table:table-cell>
          <table:table-cell table:number-columns-repeated="2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393">
            <text:p>-0,3393</text:p>
          </table:table-cell>
          <table:table-cell office:value-type="float" office:value="0.121">
            <text:p>0,1210</text:p>
          </table:table-cell>
          <table:table-cell office:value-type="float" office:value="0.0154">
            <text:p>0,0154</text:p>
          </table:table-cell>
          <table:table-cell table:formula="of:=[.I109]/ABS([.G109])" office:value-type="float" office:value="0.0453875626289419">
            <text:p>0,045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3554">
            <text:p>-0,3554</text:p>
          </table:table-cell>
          <table:table-cell office:value-type="float" office:value="0.0823">
            <text:p>0,0823</text:p>
          </table:table-cell>
          <table:table-cell office:value-type="float" office:value="0.0164">
            <text:p>0,0164</text:p>
          </table:table-cell>
          <table:table-cell table:formula="of:=[.I110]/ABS([.G110])" office:value-type="float" office:value="0.0461451885199775">
            <text:p>0,046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254">
            <text:p>-0,2540</text:p>
          </table:table-cell>
          <table:table-cell office:value-type="float" office:value="0.0649">
            <text:p>0,0649</text:p>
          </table:table-cell>
          <table:table-cell office:value-type="float" office:value="0.0122">
            <text:p>0,0122</text:p>
          </table:table-cell>
          <table:table-cell table:formula="of:=[.I111]/ABS([.G111])" office:value-type="float" office:value="0.0480314960629921">
            <text:p>0,0480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317">
            <text:p>-0,3170</text:p>
          </table:table-cell>
          <table:table-cell office:value-type="float" office:value="0.0606">
            <text:p>0,0606</text:p>
          </table:table-cell>
          <table:table-cell office:value-type="float" office:value="0.0147">
            <text:p>0,0147</text:p>
          </table:table-cell>
          <table:table-cell table:formula="of:=[.I112]/ABS([.G112])" office:value-type="float" office:value="0.0463722397476341">
            <text:p>0,046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2931">
            <text:p>-0,2931</text:p>
          </table:table-cell>
          <table:table-cell office:value-type="float" office:value="0.0604">
            <text:p>0,0604</text:p>
          </table:table-cell>
          <table:table-cell office:value-type="float" office:value="0.0141">
            <text:p>0,0141</text:p>
          </table:table-cell>
          <table:table-cell table:formula="of:=[.I113]/ABS([.G113])" office:value-type="float" office:value="0.0481064483111566">
            <text:p>0,048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2539">
            <text:p>-0,2539</text:p>
          </table:table-cell>
          <table:table-cell office:value-type="float" office:value="0.0586">
            <text:p>0,0586</text:p>
          </table:table-cell>
          <table:table-cell office:value-type="float" office:value="0.0119">
            <text:p>0,0119</text:p>
          </table:table-cell>
          <table:table-cell table:formula="of:=[.I114]/ABS([.G114])" office:value-type="float" office:value="0.0468688460023631">
            <text:p>0,0469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2415">
            <text:p>-0,2415</text:p>
          </table:table-cell>
          <table:table-cell office:value-type="float" office:value="0.0687">
            <text:p>0,0687</text:p>
          </table:table-cell>
          <table:table-cell office:value-type="float" office:value="0.013">
            <text:p>0,0130</text:p>
          </table:table-cell>
          <table:table-cell table:formula="of:=[.I115]/ABS([.G115])" office:value-type="float" office:value="0.0538302277432712">
            <text:p>0,0538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3006">
            <text:p>-0,3006</text:p>
          </table:table-cell>
          <table:table-cell office:value-type="float" office:value="0.0724">
            <text:p>0,0724</text:p>
          </table:table-cell>
          <table:table-cell office:value-type="float" office:value="0.015">
            <text:p>0,0150</text:p>
          </table:table-cell>
          <table:table-cell table:formula="of:=[.I116]/ABS([.G116])" office:value-type="float" office:value="0.0499001996007984">
            <text:p>0,0499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2666">
            <text:p>-0,2666</text:p>
          </table:table-cell>
          <table:table-cell office:value-type="float" office:value="0.0621">
            <text:p>0,0621</text:p>
          </table:table-cell>
          <table:table-cell office:value-type="float" office:value="0.0124">
            <text:p>0,0124</text:p>
          </table:table-cell>
          <table:table-cell table:formula="of:=[.I117]/ABS([.G117])" office:value-type="float" office:value="0.0465116279069768">
            <text:p>0,0465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2384">
            <text:p>-0,2384</text:p>
          </table:table-cell>
          <table:table-cell office:value-type="float" office:value="0.0631">
            <text:p>0,0631</text:p>
          </table:table-cell>
          <table:table-cell office:value-type="float" office:value="0.0116">
            <text:p>0,0116</text:p>
          </table:table-cell>
          <table:table-cell table:formula="of:=[.I118]/ABS([.G118])" office:value-type="float" office:value="0.0486577181208054">
            <text:p>0,0487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2101">
            <text:p>-0,2101</text:p>
          </table:table-cell>
          <table:table-cell office:value-type="float" office:value="0.0617">
            <text:p>0,0617</text:p>
          </table:table-cell>
          <table:table-cell office:value-type="float" office:value="0.0099">
            <text:p>0,0099</text:p>
          </table:table-cell>
          <table:table-cell table:formula="of:=[.I119]/ABS([.G119])" office:value-type="float" office:value="0.0471204188481675">
            <text:p>0,047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428">
            <text:p>-0,1428</text:p>
          </table:table-cell>
          <table:table-cell office:value-type="float" office:value="0.0612">
            <text:p>0,0612</text:p>
          </table:table-cell>
          <table:table-cell office:value-type="float" office:value="0.0069">
            <text:p>0,0069</text:p>
          </table:table-cell>
          <table:table-cell table:formula="of:=[.I120]/ABS([.G120])" office:value-type="float" office:value="0.0483193277310924">
            <text:p>0,0483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209">
            <text:p>-0,2090</text:p>
          </table:table-cell>
          <table:table-cell office:value-type="float" office:value="0.0613">
            <text:p>0,0613</text:p>
          </table:table-cell>
          <table:table-cell office:value-type="float" office:value="0.0102">
            <text:p>0,0102</text:p>
          </table:table-cell>
          <table:table-cell table:formula="of:=[.I121]/ABS([.G121])" office:value-type="float" office:value="0.0488038277511962">
            <text:p>0,0488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0818">
            <text:p>-0,0818</text:p>
          </table:table-cell>
          <table:table-cell office:value-type="float" office:value="0.062">
            <text:p>0,0620</text:p>
          </table:table-cell>
          <table:table-cell office:value-type="float" office:value="0.0041">
            <text:p>0,0041</text:p>
          </table:table-cell>
          <table:table-cell table:formula="of:=[.I122]/ABS([.G122])" office:value-type="float" office:value="0.0501222493887531">
            <text:p>0,050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1045">
            <text:p>-0,1045</text:p>
          </table:table-cell>
          <table:table-cell office:value-type="float" office:value="0.0656">
            <text:p>0,0656</text:p>
          </table:table-cell>
          <table:table-cell office:value-type="float" office:value="0.0054">
            <text:p>0,0054</text:p>
          </table:table-cell>
          <table:table-cell table:formula="of:=[.I123]/ABS([.G123])" office:value-type="float" office:value="0.0516746411483254">
            <text:p>0,0517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0356">
            <text:p>-0,0356</text:p>
          </table:table-cell>
          <table:table-cell office:value-type="float" office:value="0.0684">
            <text:p>0,0684</text:p>
          </table:table-cell>
          <table:table-cell office:value-type="float" office:value="0.0031">
            <text:p>0,0031</text:p>
          </table:table-cell>
          <table:table-cell table:formula="of:=[.I124]/ABS([.G124])" office:value-type="float" office:value="0.0870786516853933">
            <text:p>0,087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0076">
            <text:p>0,0076</text:p>
          </table:table-cell>
          <table:table-cell office:value-type="float" office:value="0.0718">
            <text:p>0,0718</text:p>
          </table:table-cell>
          <table:table-cell office:value-type="float" office:value="0.0028">
            <text:p>0,0028</text:p>
          </table:table-cell>
          <table:table-cell table:formula="of:=[.I125]/ABS([.G125])" office:value-type="float" office:value="0.368421052631579">
            <text:p>0,368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2345">
            <text:p>0,2345</text:p>
          </table:table-cell>
          <table:table-cell office:value-type="float" office:value="0.0793">
            <text:p>0,0793</text:p>
          </table:table-cell>
          <table:table-cell office:value-type="float" office:value="0.012">
            <text:p>0,0120</text:p>
          </table:table-cell>
          <table:table-cell table:formula="of:=[.I126]/ABS([.G126])" office:value-type="float" office:value="0.0511727078891258">
            <text:p>0,0512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2934">
            <text:p>0,2934</text:p>
          </table:table-cell>
          <table:table-cell office:value-type="float" office:value="0.0886">
            <text:p>0,0886</text:p>
          </table:table-cell>
          <table:table-cell office:value-type="float" office:value="0.0147">
            <text:p>0,0147</text:p>
          </table:table-cell>
          <table:table-cell table:formula="of:=[.I127]/ABS([.G127])" office:value-type="float" office:value="0.0501022494887526">
            <text:p>0,050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778">
            <text:p>0,7780</text:p>
          </table:table-cell>
          <table:table-cell office:value-type="float" office:value="0.1924">
            <text:p>0,1924</text:p>
          </table:table-cell>
          <table:table-cell office:value-type="float" office:value="0.0589">
            <text:p>0,0589</text:p>
          </table:table-cell>
          <table:table-cell table:formula="of:=[.I128]/ABS([.G128])" office:value-type="float" office:value="0.075706940874036">
            <text:p>0,07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1" table:formula="of:=[.C148]" office:value-type="float" office:value="884.015">
            <text:p>884,02</text:p>
          </table:table-cell>
          <table:table-cell/>
          <table:table-cell table:formula="of:=AVERAGE([.J131:.J150])" office:value-type="float" office:value="0.058503083563452">
            <text:p>0,0585</text:p>
          </table:table-cell>
          <table:table-cell table:number-columns-repeated="2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6447">
            <text:p>-0,6447</text:p>
          </table:table-cell>
          <table:table-cell office:value-type="float" office:value="0.1763">
            <text:p>0,1763</text:p>
          </table:table-cell>
          <table:table-cell office:value-type="float" office:value="0.0294">
            <text:p>0,0294</text:p>
          </table:table-cell>
          <table:table-cell table:formula="of:=[.I131]/ABS([.G131])" office:value-type="float" office:value="0.0456026058631922">
            <text:p>0,045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2567">
            <text:p>-0,2567</text:p>
          </table:table-cell>
          <table:table-cell office:value-type="float" office:value="0.1216">
            <text:p>0,1216</text:p>
          </table:table-cell>
          <table:table-cell office:value-type="float" office:value="0.0122">
            <text:p>0,0122</text:p>
          </table:table-cell>
          <table:table-cell table:formula="of:=[.I132]/ABS([.G132])" office:value-type="float" office:value="0.0475262952863264">
            <text:p>0,0475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2824">
            <text:p>-0,2824</text:p>
          </table:table-cell>
          <table:table-cell office:value-type="float" office:value="0.0978">
            <text:p>0,0978</text:p>
          </table:table-cell>
          <table:table-cell office:value-type="float" office:value="0.0139">
            <text:p>0,0139</text:p>
          </table:table-cell>
          <table:table-cell table:formula="of:=[.I133]/ABS([.G133])" office:value-type="float" office:value="0.0492209631728045">
            <text:p>0,049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3406">
            <text:p>-0,3406</text:p>
          </table:table-cell>
          <table:table-cell office:value-type="float" office:value="0.0927">
            <text:p>0,0927</text:p>
          </table:table-cell>
          <table:table-cell office:value-type="float" office:value="0.016">
            <text:p>0,0160</text:p>
          </table:table-cell>
          <table:table-cell table:formula="of:=[.I134]/ABS([.G134])" office:value-type="float" office:value="0.0469759248385203">
            <text:p>0,0470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0771">
            <text:p>-0,0771</text:p>
          </table:table-cell>
          <table:table-cell office:value-type="float" office:value="0.0886">
            <text:p>0,0886</text:p>
          </table:table-cell>
          <table:table-cell office:value-type="float" office:value="0.0049">
            <text:p>0,0049</text:p>
          </table:table-cell>
          <table:table-cell table:formula="of:=[.I135]/ABS([.G135])" office:value-type="float" office:value="0.0635538261997406">
            <text:p>0,063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1051">
            <text:p>-0,1051</text:p>
          </table:table-cell>
          <table:table-cell office:value-type="float" office:value="0.0901">
            <text:p>0,0901</text:p>
          </table:table-cell>
          <table:table-cell office:value-type="float" office:value="0.0057">
            <text:p>0,0057</text:p>
          </table:table-cell>
          <table:table-cell table:formula="of:=[.I136]/ABS([.G136])" office:value-type="float" office:value="0.0542340627973359">
            <text:p>0,054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1265">
            <text:p>-0,1265</text:p>
          </table:table-cell>
          <table:table-cell office:value-type="float" office:value="0.1071">
            <text:p>0,1071</text:p>
          </table:table-cell>
          <table:table-cell office:value-type="float" office:value="0.0078">
            <text:p>0,0078</text:p>
          </table:table-cell>
          <table:table-cell table:formula="of:=[.I137]/ABS([.G137])" office:value-type="float" office:value="0.0616600790513834">
            <text:p>0,0617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494">
            <text:p>-0,1494</text:p>
          </table:table-cell>
          <table:table-cell office:value-type="float" office:value="0.1131">
            <text:p>0,1131</text:p>
          </table:table-cell>
          <table:table-cell office:value-type="float" office:value="0.0079">
            <text:p>0,0079</text:p>
          </table:table-cell>
          <table:table-cell table:formula="of:=[.I138]/ABS([.G138])" office:value-type="float" office:value="0.0528781793842035">
            <text:p>0,0529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637">
            <text:p>-0,1637</text:p>
          </table:table-cell>
          <table:table-cell office:value-type="float" office:value="0.0951">
            <text:p>0,0951</text:p>
          </table:table-cell>
          <table:table-cell office:value-type="float" office:value="0.0078">
            <text:p>0,0078</text:p>
          </table:table-cell>
          <table:table-cell table:formula="of:=[.I139]/ABS([.G139])" office:value-type="float" office:value="0.047648136835675">
            <text:p>0,047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2532">
            <text:p>-0,2532</text:p>
          </table:table-cell>
          <table:table-cell office:value-type="float" office:value="0.1">
            <text:p>0,1000</text:p>
          </table:table-cell>
          <table:table-cell office:value-type="float" office:value="0.0126">
            <text:p>0,0126</text:p>
          </table:table-cell>
          <table:table-cell table:formula="of:=[.I140]/ABS([.G140])" office:value-type="float" office:value="0.0497630331753554">
            <text:p>0,0498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2566">
            <text:p>-0,2566</text:p>
          </table:table-cell>
          <table:table-cell office:value-type="float" office:value="0.0961">
            <text:p>0,0961</text:p>
          </table:table-cell>
          <table:table-cell office:value-type="float" office:value="0.0126">
            <text:p>0,0126</text:p>
          </table:table-cell>
          <table:table-cell table:formula="of:=[.I141]/ABS([.G141])" office:value-type="float" office:value="0.049103663289166">
            <text:p>0,0491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363">
            <text:p>-0,3630</text:p>
          </table:table-cell>
          <table:table-cell office:value-type="float" office:value="0.0948">
            <text:p>0,0948</text:p>
          </table:table-cell>
          <table:table-cell office:value-type="float" office:value="0.0174">
            <text:p>0,0174</text:p>
          </table:table-cell>
          <table:table-cell table:formula="of:=[.I142]/ABS([.G142])" office:value-type="float" office:value="0.0479338842975207">
            <text:p>0,0479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1287">
            <text:p>-0,1287</text:p>
          </table:table-cell>
          <table:table-cell office:value-type="float" office:value="0.0993">
            <text:p>0,0993</text:p>
          </table:table-cell>
          <table:table-cell office:value-type="float" office:value="0.0067">
            <text:p>0,0067</text:p>
          </table:table-cell>
          <table:table-cell table:formula="of:=[.I143]/ABS([.G143])" office:value-type="float" office:value="0.0520590520590521">
            <text:p>0,0521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0355">
            <text:p>0,0355</text:p>
          </table:table-cell>
          <table:table-cell office:value-type="float" office:value="0.0988">
            <text:p>0,0988</text:p>
          </table:table-cell>
          <table:table-cell office:value-type="float" office:value="0.004">
            <text:p>0,0040</text:p>
          </table:table-cell>
          <table:table-cell table:formula="of:=[.I144]/ABS([.G144])" office:value-type="float" office:value="0.112676056338028">
            <text:p>0,1127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381">
            <text:p>-0,2381</text:p>
          </table:table-cell>
          <table:table-cell office:value-type="float" office:value="0.1081">
            <text:p>0,1081</text:p>
          </table:table-cell>
          <table:table-cell office:value-type="float" office:value="0.0122">
            <text:p>0,0122</text:p>
          </table:table-cell>
          <table:table-cell table:formula="of:=[.I145]/ABS([.G145])" office:value-type="float" office:value="0.0512389752204956">
            <text:p>0,051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0427">
            <text:p>-0,0427</text:p>
          </table:table-cell>
          <table:table-cell office:value-type="float" office:value="0.1137">
            <text:p>0,1137</text:p>
          </table:table-cell>
          <table:table-cell office:value-type="float" office:value="0.0051">
            <text:p>0,0051</text:p>
          </table:table-cell>
          <table:table-cell table:formula="of:=[.I146]/ABS([.G146])" office:value-type="float" office:value="0.11943793911007">
            <text:p>0,1194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1812">
            <text:p>0,1812</text:p>
          </table:table-cell>
          <table:table-cell office:value-type="float" office:value="0.124">
            <text:p>0,1240</text:p>
          </table:table-cell>
          <table:table-cell office:value-type="float" office:value="0.0095">
            <text:p>0,0095</text:p>
          </table:table-cell>
          <table:table-cell table:formula="of:=[.I147]/ABS([.G147])" office:value-type="float" office:value="0.0524282560706402">
            <text:p>0,0524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2267">
            <text:p>0,2267</text:p>
          </table:table-cell>
          <table:table-cell office:value-type="float" office:value="0.1278">
            <text:p>0,1278</text:p>
          </table:table-cell>
          <table:table-cell office:value-type="float" office:value="0.0128">
            <text:p>0,0128</text:p>
          </table:table-cell>
          <table:table-cell table:formula="of:=[.I148]/ABS([.G148])" office:value-type="float" office:value="0.0564622849580944">
            <text:p>0,0565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6333">
            <text:p>0,6333</text:p>
          </table:table-cell>
          <table:table-cell office:value-type="float" office:value="0.1351">
            <text:p>0,1351</text:p>
          </table:table-cell>
          <table:table-cell office:value-type="float" office:value="0.0325">
            <text:p>0,0325</text:p>
          </table:table-cell>
          <table:table-cell table:formula="of:=[.I149]/ABS([.G149])" office:value-type="float" office:value="0.0513184904468656">
            <text:p>0,0513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3771">
            <text:p>0,3771</text:p>
          </table:table-cell>
          <table:table-cell office:value-type="float" office:value="0.1919">
            <text:p>0,1919</text:p>
          </table:table-cell>
          <table:table-cell office:value-type="float" office:value="0.022">
            <text:p>0,0220</text:p>
          </table:table-cell>
          <table:table-cell table:formula="of:=[.I150]/ABS([.G150])" office:value-type="float" office:value="0.0583399628745691">
            <text:p>0,058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1" table:formula="of:=[.C170]" office:value-type="float" office:value="916.655">
            <text:p>916,66</text:p>
          </table:table-cell>
          <table:table-cell/>
          <table:table-cell table:formula="of:=AVERAGE([.J153:.J172])" office:value-type="float" office:value="0.058910760761252">
            <text:p>0,0589</text:p>
          </table:table-cell>
          <table:table-cell table:number-columns-repeated="2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287">
            <text:p>-0,2870</text:p>
          </table:table-cell>
          <table:table-cell office:value-type="float" office:value="0.1984">
            <text:p>0,1984</text:p>
          </table:table-cell>
          <table:table-cell office:value-type="float" office:value="0.0135">
            <text:p>0,0135</text:p>
          </table:table-cell>
          <table:table-cell table:formula="of:=[.I153]/ABS([.G153])" office:value-type="float" office:value="0.0470383275261324">
            <text:p>0,047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4369">
            <text:p>-0,4369</text:p>
          </table:table-cell>
          <table:table-cell office:value-type="float" office:value="0.1145">
            <text:p>0,1145</text:p>
          </table:table-cell>
          <table:table-cell office:value-type="float" office:value="0.0205">
            <text:p>0,0205</text:p>
          </table:table-cell>
          <table:table-cell table:formula="of:=[.I154]/ABS([.G154])" office:value-type="float" office:value="0.0469214923323415">
            <text:p>0,046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2712">
            <text:p>-0,2712</text:p>
          </table:table-cell>
          <table:table-cell office:value-type="float" office:value="0.0961">
            <text:p>0,0961</text:p>
          </table:table-cell>
          <table:table-cell office:value-type="float" office:value="0.0131">
            <text:p>0,0131</text:p>
          </table:table-cell>
          <table:table-cell table:formula="of:=[.I155]/ABS([.G155])" office:value-type="float" office:value="0.0483038348082596">
            <text:p>0,048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2914">
            <text:p>-0,2914</text:p>
          </table:table-cell>
          <table:table-cell office:value-type="float" office:value="0.0884">
            <text:p>0,0884</text:p>
          </table:table-cell>
          <table:table-cell office:value-type="float" office:value="0.0138">
            <text:p>0,0138</text:p>
          </table:table-cell>
          <table:table-cell table:formula="of:=[.I156]/ABS([.G156])" office:value-type="float" office:value="0.0473575840768703">
            <text:p>0,047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2253">
            <text:p>-0,2253</text:p>
          </table:table-cell>
          <table:table-cell office:value-type="float" office:value="0.0887">
            <text:p>0,0887</text:p>
          </table:table-cell>
          <table:table-cell office:value-type="float" office:value="0.0112">
            <text:p>0,0112</text:p>
          </table:table-cell>
          <table:table-cell table:formula="of:=[.I157]/ABS([.G157])" office:value-type="float" office:value="0.0497114957833999">
            <text:p>0,0497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1419">
            <text:p>-0,1419</text:p>
          </table:table-cell>
          <table:table-cell office:value-type="float" office:value="0.09">
            <text:p>0,0900</text:p>
          </table:table-cell>
          <table:table-cell office:value-type="float" office:value="0.0071">
            <text:p>0,0071</text:p>
          </table:table-cell>
          <table:table-cell table:formula="of:=[.I158]/ABS([.G158])" office:value-type="float" office:value="0.0500352360817477">
            <text:p>0,050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198">
            <text:p>-0,1980</text:p>
          </table:table-cell>
          <table:table-cell office:value-type="float" office:value="0.1128">
            <text:p>0,1128</text:p>
          </table:table-cell>
          <table:table-cell office:value-type="float" office:value="0.011">
            <text:p>0,0110</text:p>
          </table:table-cell>
          <table:table-cell table:formula="of:=[.I159]/ABS([.G159])" office:value-type="float" office:value="0.0555555555555556">
            <text:p>0,0556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204">
            <text:p>-0,1204</text:p>
          </table:table-cell>
          <table:table-cell office:value-type="float" office:value="0.128">
            <text:p>0,1280</text:p>
          </table:table-cell>
          <table:table-cell office:value-type="float" office:value="0.0078">
            <text:p>0,0078</text:p>
          </table:table-cell>
          <table:table-cell table:formula="of:=[.I160]/ABS([.G160])" office:value-type="float" office:value="0.0647840531561462">
            <text:p>0,0648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102">
            <text:p>-0,1102</text:p>
          </table:table-cell>
          <table:table-cell office:value-type="float" office:value="0.1089">
            <text:p>0,1089</text:p>
          </table:table-cell>
          <table:table-cell office:value-type="float" office:value="0.0061">
            <text:p>0,0061</text:p>
          </table:table-cell>
          <table:table-cell table:formula="of:=[.I161]/ABS([.G161])" office:value-type="float" office:value="0.0553539019963702">
            <text:p>0,055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1233">
            <text:p>-0,1233</text:p>
          </table:table-cell>
          <table:table-cell office:value-type="float" office:value="0.1067">
            <text:p>0,1067</text:p>
          </table:table-cell>
          <table:table-cell office:value-type="float" office:value="0.0069">
            <text:p>0,0069</text:p>
          </table:table-cell>
          <table:table-cell table:formula="of:=[.I162]/ABS([.G162])" office:value-type="float" office:value="0.0559610705596107">
            <text:p>0,056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2576">
            <text:p>-0,2576</text:p>
          </table:table-cell>
          <table:table-cell office:value-type="float" office:value="0.1068">
            <text:p>0,1068</text:p>
          </table:table-cell>
          <table:table-cell office:value-type="float" office:value="0.0127">
            <text:p>0,0127</text:p>
          </table:table-cell>
          <table:table-cell table:formula="of:=[.I163]/ABS([.G163])" office:value-type="float" office:value="0.0493012422360248">
            <text:p>0,049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908">
            <text:p>-0,1908</text:p>
          </table:table-cell>
          <table:table-cell office:value-type="float" office:value="0.1106">
            <text:p>0,1106</text:p>
          </table:table-cell>
          <table:table-cell office:value-type="float" office:value="0.0096">
            <text:p>0,0096</text:p>
          </table:table-cell>
          <table:table-cell table:formula="of:=[.I164]/ABS([.G164])" office:value-type="float" office:value="0.050314465408805">
            <text:p>0,050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1639">
            <text:p>-0,1639</text:p>
          </table:table-cell>
          <table:table-cell office:value-type="float" office:value="0.1101">
            <text:p>0,1101</text:p>
          </table:table-cell>
          <table:table-cell office:value-type="float" office:value="0.0085">
            <text:p>0,0085</text:p>
          </table:table-cell>
          <table:table-cell table:formula="of:=[.I165]/ABS([.G165])" office:value-type="float" office:value="0.0518608907870653">
            <text:p>0,05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2711">
            <text:p>-0,2711</text:p>
          </table:table-cell>
          <table:table-cell office:value-type="float" office:value="0.1138">
            <text:p>0,1138</text:p>
          </table:table-cell>
          <table:table-cell office:value-type="float" office:value="0.0132">
            <text:p>0,0132</text:p>
          </table:table-cell>
          <table:table-cell table:formula="of:=[.I166]/ABS([.G166])" office:value-type="float" office:value="0.0486905201032829">
            <text:p>0,0487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074">
            <text:p>-0,0740</text:p>
          </table:table-cell>
          <table:table-cell office:value-type="float" office:value="0.1311">
            <text:p>0,1311</text:p>
          </table:table-cell>
          <table:table-cell office:value-type="float" office:value="0.0064">
            <text:p>0,0064</text:p>
          </table:table-cell>
          <table:table-cell table:formula="of:=[.I167]/ABS([.G167])" office:value-type="float" office:value="0.0864864864864865">
            <text:p>0,0865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1449">
            <text:p>-0,1449</text:p>
          </table:table-cell>
          <table:table-cell office:value-type="float" office:value="0.1317">
            <text:p>0,1317</text:p>
          </table:table-cell>
          <table:table-cell office:value-type="float" office:value="0.0087">
            <text:p>0,0087</text:p>
          </table:table-cell>
          <table:table-cell table:formula="of:=[.I168]/ABS([.G168])" office:value-type="float" office:value="0.0600414078674948">
            <text:p>0,060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1766">
            <text:p>-0,1766</text:p>
          </table:table-cell>
          <table:table-cell office:value-type="float" office:value="0.1356">
            <text:p>0,1356</text:p>
          </table:table-cell>
          <table:table-cell office:value-type="float" office:value="0.0097">
            <text:p>0,0097</text:p>
          </table:table-cell>
          <table:table-cell table:formula="of:=[.I169]/ABS([.G169])" office:value-type="float" office:value="0.0549263873159683">
            <text:p>0,054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1185">
            <text:p>-0,1185</text:p>
          </table:table-cell>
          <table:table-cell office:value-type="float" office:value="0.1493">
            <text:p>0,1493</text:p>
          </table:table-cell>
          <table:table-cell office:value-type="float" office:value="0.0087">
            <text:p>0,0087</text:p>
          </table:table-cell>
          <table:table-cell table:formula="of:=[.I170]/ABS([.G170])" office:value-type="float" office:value="0.0734177215189873">
            <text:p>0,073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0696">
            <text:p>0,0696</text:p>
          </table:table-cell>
          <table:table-cell office:value-type="float" office:value="0.1544">
            <text:p>0,1544</text:p>
          </table:table-cell>
          <table:table-cell office:value-type="float" office:value="0.0074">
            <text:p>0,0074</text:p>
          </table:table-cell>
          <table:table-cell table:formula="of:=[.I171]/ABS([.G171])" office:value-type="float" office:value="0.10632183908046">
            <text:p>0,106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2044">
            <text:p>0,2044</text:p>
          </table:table-cell>
          <table:table-cell office:value-type="float" office:value="0.1994">
            <text:p>0,1994</text:p>
          </table:table-cell>
          <table:table-cell office:value-type="float" office:value="0.0155">
            <text:p>0,0155</text:p>
          </table:table-cell>
          <table:table-cell table:formula="of:=[.I172]/ABS([.G172])" office:value-type="float" office:value="0.0758317025440313">
            <text:p>0,075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 table:number-rows-repeated="104840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.09.2014</text:date>, <text:time>13:0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3:00:03</dc:date>
    <meta:document-statistic meta:table-count="1" meta:cell-count="1586" meta:object-count="0"/>
    <meta:generator>LibreOffice/3.4$Unix LibreOffice_project/340m1$Build-1206</meta:generator>
  </office:meta>
</office:document-meta>
</file>